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16T05:00:00">
            <text:p>Fri Jan 16 05:00:00 201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01-16T06:00:00">
            <text:p>Fri Jan 16 06:00:00 201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1-16T07:00:00">
            <text:p>Fri Jan 16 07:00:00 201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1-16T11:00:00">
            <text:p>Fri Jan 16 11:00:00 201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5-01-16T16:00:00">
            <text:p>Fri Jan 16 16:00:00 201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1-16T17:00:00">
            <text:p>Fri Jan 16 17:00:00 201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01-16T18:00:00">
            <text:p>Fri Jan 16 18:00:00 201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16T19:00:00">
            <text:p>Fri Jan 16 19:00:00 201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1-16T21:00:00">
            <text:p>Fri Jan 16 21:00:00 201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01-17T03:00:00">
            <text:p>Sat Jan 17 03:00:00 201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1-17T08:00:00">
            <text:p>Sat Jan 17 08:00:00 201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17T09:00:00">
            <text:p>Sat Jan 17 09:00:00 201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17T13:00:00">
            <text:p>Sat Jan 17 13:00:00 201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01-17T14:00:00">
            <text:p>Sat Jan 17 14:00:00 201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5-01-17T15:00:00">
            <text:p>Sat Jan 17 15:00:00 201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1-17T16:00:00">
            <text:p>Sat Jan 17 16:00:00 201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17T17:00:00">
            <text:p>Sat Jan 17 17:00:00 201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5-01-17T18:00:00">
            <text:p>Sat Jan 17 18:00:00 201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01-19T05:00:00">
            <text:p>Mon Jan 19 05:00:00 201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19T06:00:00">
            <text:p>Mon Jan 19 06:00:00 201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1-20T03:00:00">
            <text:p>Tue Jan 20 03:00:00 201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20T08:00:00">
            <text:p>Tue Jan 20 08:00:00 201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5-01-22T02:00:00">
            <text:p>Thu Jan 22 02:00:00 201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5-01-22T03:00:00">
            <text:p>Thu Jan 22 03:00:00 201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1-22T04:00:00">
            <text:p>Thu Jan 22 04:00:00 201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22T05:00:00">
            <text:p>Thu Jan 22 05:00:00 201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5-01-22T06:00:00">
            <text:p>Thu Jan 22 06:00:00 201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01-22T07:00:00">
            <text:p>Thu Jan 22 07:00:00 201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5-01-22T08:00:00">
            <text:p>Thu Jan 22 08:00:00 201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1-22T11:00:00">
            <text:p>Thu Jan 22 11:00:00 201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01-22T12:00:00">
            <text:p>Thu Jan 22 12:00:00 201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1-22T13:00:00">
            <text:p>Thu Jan 22 13:00:00 201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5-01-22T14:00:00">
            <text:p>Thu Jan 22 14:00:00 201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5-01-22T15:00:00">
            <text:p>Thu Jan 22 15:00:00 2015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5-01-22T16:00:00">
            <text:p>Thu Jan 22 16:00:00 201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1-22T17:00:00">
            <text:p>Thu Jan 22 17:00:00 201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5-01-22T19:00:00">
            <text:p>Thu Jan 22 19:00:00 201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5-01-22T23:00:00">
            <text:p>Thu Jan 22 23:00:00 201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23T01:00:00">
            <text:p>Fri Jan 23 01:00:00 201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1-23T02:00:00">
            <text:p>Fri Jan 23 02:00:00 201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5-01-30T12:00:00">
            <text:p>Fri Jan 30 12:00:00 201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5-01-30T13:00:00">
            <text:p>Fri Jan 30 13:00:00 201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1-30T14:00:00">
            <text:p>Fri Jan 30 14:00:00 201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30T15:00:00">
            <text:p>Fri Jan 30 15:00:00 201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1-30T16:00:00">
            <text:p>Fri Jan 30 16:00:00 201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01-30T17:00:00">
            <text:p>Fri Jan 30 17:00:00 201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1-30T18:00:00">
            <text:p>Fri Jan 30 18:00:00 201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1-30T19:00:00">
            <text:p>Fri Jan 30 19:00:00 201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5-01-30T20:00:00">
            <text:p>Fri Jan 30 20:00:00 201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1-30T21:00:00">
            <text:p>Fri Jan 30 21:00:00 201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30T22:00:00">
            <text:p>Fri Jan 30 22:00:00 201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30T23:00:00">
            <text:p>Fri Jan 30 23:00:00 201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01-31T00:00:00">
            <text:p>Sat Jan 31 00:00:00 201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01-31T01:00:00">
            <text:p>Sat Jan 31 01:00:00 201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1-31T02:00:00">
            <text:p>Sat Jan 31 02:00:00 201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1-31T03:00:00">
            <text:p>Sat Jan 31 03:00:00 201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5-01-31T04:00:00">
            <text:p>Sat Jan 31 04:00:00 201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01-31T05:00:00">
            <text:p>Sat Jan 31 05:00:00 201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01-31T06:00:00">
            <text:p>Sat Jan 31 06:00:00 201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5-01-31T07:00:00">
            <text:p>Sat Jan 31 07:00:00 201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1-31T08:00:00">
            <text:p>Sat Jan 31 08:00:00 201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01-31T09:00:00">
            <text:p>Sat Jan 31 09:00:00 201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1-31T10:00:00">
            <text:p>Sat Jan 31 10:00:00 201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5-01-31T11:00:00">
            <text:p>Sat Jan 31 11:00:00 201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5-01-31T12:00:00">
            <text:p>Sat Jan 31 12:00:00 201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1-31T13:00:00">
            <text:p>Sat Jan 31 13:00:00 201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01-31T14:00:00">
            <text:p>Sat Jan 31 14:00:00 201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1-31T15:00:00">
            <text:p>Sat Jan 31 15:00:00 201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5-01-31T16:00:00">
            <text:p>Sat Jan 31 16:00:00 2015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15-01-31T17:00:00">
            <text:p>Sat Jan 31 17:00:00 201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5-01-31T18:00:00">
            <text:p>Sat Jan 31 18:00:00 201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1-31T19:00:00">
            <text:p>Sat Jan 31 19:00:00 201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5-01-31T20:00:00">
            <text:p>Sat Jan 31 20:00:00 201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01-31T21:00:00">
            <text:p>Sat Jan 31 21:00:00 201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5-01-31T22:00:00">
            <text:p>Sat Jan 31 22:00:00 201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01-31T23:00:00">
            <text:p>Sat Jan 31 23:00:00 201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5-02-01T00:00:00">
            <text:p>Sun Feb  1 00:00:00 201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02-01T01:00:00">
            <text:p>Sun Feb  1 01:00:00 201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02-01T02:00:00">
            <text:p>Sun Feb  1 02:00:00 201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5-02-01T03:00:00">
            <text:p>Sun Feb  1 03:00:00 201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5-02-01T04:00:00">
            <text:p>Sun Feb  1 04:00:00 201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02-01T05:00:00">
            <text:p>Sun Feb  1 05:00:00 201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5-02-01T06:00:00">
            <text:p>Sun Feb  1 06:00:00 201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5-02-01T07:00:00">
            <text:p>Sun Feb  1 07:00:00 201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01T08:00:00">
            <text:p>Sun Feb  1 08:00:00 201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2-01T10:00:00">
            <text:p>Sun Feb  1 10:00:00 201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2-01T11:00:00">
            <text:p>Sun Feb  1 11:00:00 201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5-02-01T13:00:00">
            <text:p>Sun Feb  1 13:00:00 201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2-01T14:00:00">
            <text:p>Sun Feb  1 14:00:00 201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5-02-01T15:00:00">
            <text:p>Sun Feb  1 15:00:00 201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5-02-01T16:00:00">
            <text:p>Sun Feb  1 16:00:00 201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02-01T17:00:00">
            <text:p>Sun Feb  1 17:00:00 201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01T18:00:00">
            <text:p>Sun Feb  1 18:00:00 201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02-01T19:00:00">
            <text:p>Sun Feb  1 19:00:00 201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01T20:00:00">
            <text:p>Sun Feb  1 20:00:00 201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5-02-01T21:00:00">
            <text:p>Sun Feb  1 21:00:00 201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5-02-01T22:00:00">
            <text:p>Sun Feb  1 22:00:00 201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5-02-01T23:00:00">
            <text:p>Sun Feb  1 23:00:00 201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2-02T00:00:00">
            <text:p>Mon Feb  2 00:00:00 201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02T01:00:00">
            <text:p>Mon Feb  2 01:00:00 201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2-02T02:00:00">
            <text:p>Mon Feb  2 02:00:00 201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5-02-02T03:00:00">
            <text:p>Mon Feb  2 03:00:00 201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02-02T04:00:00">
            <text:p>Mon Feb  2 04:00:00 201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02-02T05:00:00">
            <text:p>Mon Feb  2 05:00:00 201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5-02-02T06:00:00">
            <text:p>Mon Feb  2 06:00:00 201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02-02T07:00:00">
            <text:p>Mon Feb  2 07:00:00 201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5-02-02T08:00:00">
            <text:p>Mon Feb  2 08:00:00 201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2-02T09:00:00">
            <text:p>Mon Feb  2 09:00:00 201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2-02T10:00:00">
            <text:p>Mon Feb  2 10:00:00 201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02-02T11:00:00">
            <text:p>Mon Feb  2 11:00:00 201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2-02T12:00:00">
            <text:p>Mon Feb  2 12:00:00 201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2-02T13:00:00">
            <text:p>Mon Feb  2 13:00:00 201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02T14:00:00">
            <text:p>Mon Feb  2 14:00:00 201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02T15:00:00">
            <text:p>Mon Feb  2 15:00:00 201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5-02-02T16:00:00">
            <text:p>Mon Feb  2 16:00:00 201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02-02T17:00:00">
            <text:p>Mon Feb  2 17:00:00 201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5-02-02T21:00:00">
            <text:p>Mon Feb  2 21:00:00 201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02-02T22:00:00">
            <text:p>Mon Feb  2 22:00:00 201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5-02-02T23:00:00">
            <text:p>Mon Feb  2 23:00:00 201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02-03T00:00:00">
            <text:p>Tue Feb  3 00:00:00 201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5-02-03T01:00:00">
            <text:p>Tue Feb  3 01:00:00 201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02-03T02:00:00">
            <text:p>Tue Feb  3 02:00:00 201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02-03T03:00:00">
            <text:p>Tue Feb  3 03:00:00 201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2-03T04:00:00">
            <text:p>Tue Feb  3 04:00:00 201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2-03T05:00:00">
            <text:p>Tue Feb  3 05:00:00 201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5-02-03T06:00:00">
            <text:p>Tue Feb  3 06:00:00 201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5-02-03T07:00:00">
            <text:p>Tue Feb  3 07:00:00 201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5-02-03T08:00:00">
            <text:p>Tue Feb  3 08:00:00 201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5-02-03T09:00:00">
            <text:p>Tue Feb  3 09:00:00 201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2-03T10:00:00">
            <text:p>Tue Feb  3 10:00:00 201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2-03T11:00:00">
            <text:p>Tue Feb  3 11:00:00 201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2-03T12:00:00">
            <text:p>Tue Feb  3 12:00:00 201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02-03T13:00:00">
            <text:p>Tue Feb  3 13:00:00 201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5-02-03T14:00:00">
            <text:p>Tue Feb  3 14:00:00 201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2-03T15:00:00">
            <text:p>Tue Feb  3 15:00:00 201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5-02-03T16:00:00">
            <text:p>Tue Feb  3 16:00:00 201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02-03T17:00:00">
            <text:p>Tue Feb  3 17:00:00 201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2-03T18:00:00">
            <text:p>Tue Feb  3 18:00:00 201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2-03T19:00:00">
            <text:p>Tue Feb  3 19:00:00 201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5-02-03T20:00:00">
            <text:p>Tue Feb  3 20:00:00 201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5-02-03T21:00:00">
            <text:p>Tue Feb  3 21:00:00 201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02-03T22:00:00">
            <text:p>Tue Feb  3 22:00:00 201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2-03T23:00:00">
            <text:p>Tue Feb  3 23:00:00 201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5-02-04T00:00:00">
            <text:p>Wed Feb  4 00:00:00 201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5-02-04T01:00:00">
            <text:p>Wed Feb  4 01:00:00 201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2-04T02:00:00">
            <text:p>Wed Feb  4 02:00:00 201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2-04T03:00:00">
            <text:p>Wed Feb  4 03:00:00 201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2-04T04:00:00">
            <text:p>Wed Feb  4 04:00:00 201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5-02-04T05:00:00">
            <text:p>Wed Feb  4 05:00:00 201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5-02-04T06:00:00">
            <text:p>Wed Feb  4 06:00:00 201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02-04T08:00:00">
            <text:p>Wed Feb  4 08:00:00 201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2-04T09:00:00">
            <text:p>Wed Feb  4 09:00:00 201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5-02-04T10:00:00">
            <text:p>Wed Feb  4 10:00:00 201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2-04T11:00:00">
            <text:p>Wed Feb  4 11:00:00 201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2-04T12:00:00">
            <text:p>Wed Feb  4 12:00:00 201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2-04T15:00:00">
            <text:p>Wed Feb  4 15:00:00 201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5-02-04T16:00:00">
            <text:p>Wed Feb  4 16:00:00 201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02-04T17:00:00">
            <text:p>Wed Feb  4 17:00:00 201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02-04T18:00:00">
            <text:p>Wed Feb  4 18:00:00 201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5-02-04T19:00:00">
            <text:p>Wed Feb  4 19:00:00 201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5-02-04T22:00:00">
            <text:p>Wed Feb  4 22:00:00 201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2-04T23:00:00">
            <text:p>Wed Feb  4 23:00:00 201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2-05T01:00:00">
            <text:p>Thu Feb  5 01:00:00 201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2-05T03:00:00">
            <text:p>Thu Feb  5 03:00:00 201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2-05T04:00:00">
            <text:p>Thu Feb  5 04:00:00 201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2-05T05:00:00">
            <text:p>Thu Feb  5 05:00:00 201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2-05T13:00:00">
            <text:p>Thu Feb  5 13:00:00 201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02-05T20:00:00">
            <text:p>Thu Feb  5 20:00:00 201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5-02-06T03:00:00">
            <text:p>Fri Feb  6 03:00:00 201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2-06T07:00:00">
            <text:p>Fri Feb  6 07:00:00 201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2-06T18:00:00">
            <text:p>Fri Feb  6 18:00:00 2015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5-02-14T16:00:00">
            <text:p>Sat Feb 14 16:00:00 201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5-02-14T17:00:00">
            <text:p>Sat Feb 14 17:00:00 201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5-02-14T18:00:00">
            <text:p>Sat Feb 14 18:00:00 201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5-02-14T19:00:00">
            <text:p>Sat Feb 14 19:00:00 201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2-14T20:00:00">
            <text:p>Sat Feb 14 20:00:00 201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5-02-14T21:00:00">
            <text:p>Sat Feb 14 21:00:00 201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02-14T22:00:00">
            <text:p>Sat Feb 14 22:00:00 201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2-14T23:00:00">
            <text:p>Sat Feb 14 23:00:00 201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5-02-15T00:00:00">
            <text:p>Sun Feb 15 00:00:00 201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02-15T01:00:00">
            <text:p>Sun Feb 15 01:00:00 201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2-15T02:00:00">
            <text:p>Sun Feb 15 02:00:00 201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2-15T03:00:00">
            <text:p>Sun Feb 15 03:00:00 201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5-02-15T04:00:00">
            <text:p>Sun Feb 15 04:00:00 201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5-02-15T05:00:00">
            <text:p>Sun Feb 15 05:00:00 201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5-02-15T06:00:00">
            <text:p>Sun Feb 15 06:00:00 201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5-02-15T07:00:00">
            <text:p>Sun Feb 15 07:00:00 201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02-15T08:00:00">
            <text:p>Sun Feb 15 08:00:00 201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5-02-15T09:00:00">
            <text:p>Sun Feb 15 09:00:00 201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5-02-15T10:00:00">
            <text:p>Sun Feb 15 10:00:00 201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5-02-15T11:00:00">
            <text:p>Sun Feb 15 11:00:00 201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2-15T12:00:00">
            <text:p>Sun Feb 15 12:00:00 201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2-15T13:00:00">
            <text:p>Sun Feb 15 13:00:00 201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5-02-15T14:00:00">
            <text:p>Sun Feb 15 14:00:00 201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5-02-15T15:00:00">
            <text:p>Sun Feb 15 15:00:00 201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5-02-15T16:00:00">
            <text:p>Sun Feb 15 16:00:00 201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5-02-15T17:00:00">
            <text:p>Sun Feb 15 17:00:00 201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2-15T18:00:00">
            <text:p>Sun Feb 15 18:00:00 201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2-15T19:00:00">
            <text:p>Sun Feb 15 19:00:00 201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02-20T18:00:00">
            <text:p>Fri Feb 20 18:00:00 2015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5-02-20T19:00:00">
            <text:p>Fri Feb 20 19:00:00 2015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15-02-20T20:00:00">
            <text:p>Fri Feb 20 20:00:00 201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2-21T02:00:00">
            <text:p>Sat Feb 21 02:00:00 201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5-02-21T03:00:00">
            <text:p>Sat Feb 21 03:00:00 201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2-21T04:00:00">
            <text:p>Sat Feb 21 04:00:00 201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5-02-21T05:00:00">
            <text:p>Sat Feb 21 05:00:00 201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02-21T06:00:00">
            <text:p>Sat Feb 21 06:00:00 201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5-02-21T07:00:00">
            <text:p>Sat Feb 21 07:00:00 201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2-21T08:00:00">
            <text:p>Sat Feb 21 08:00:00 201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02-21T09:00:00">
            <text:p>Sat Feb 21 09:00:00 201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02-21T10:00:00">
            <text:p>Sat Feb 21 10:00:00 201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5-02-21T11:00:00">
            <text:p>Sat Feb 21 11:00:00 201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5-02-21T12:00:00">
            <text:p>Sat Feb 21 12:00:00 201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2-21T13:00:00">
            <text:p>Sat Feb 21 13:00:00 201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02-21T14:00:00">
            <text:p>Sat Feb 21 14:00:00 201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2-21T15:00:00">
            <text:p>Sat Feb 21 15:00:00 201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2-21T16:00:00">
            <text:p>Sat Feb 21 16:00:00 201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2-21T17:00:00">
            <text:p>Sat Feb 21 17:00:00 201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2-21T18:00:00">
            <text:p>Sat Feb 21 18:00:00 201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5-02-21T19:00:00">
            <text:p>Sat Feb 21 19:00:00 201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2-22T14:00:00">
            <text:p>Sun Feb 22 14:00:00 201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5-02-22T15:00:00">
            <text:p>Sun Feb 22 15:00:00 201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5-02-22T16:00:00">
            <text:p>Sun Feb 22 16:00:00 201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2-22T17:00:00">
            <text:p>Sun Feb 22 17:00:00 201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5-02-22T18:00:00">
            <text:p>Sun Feb 22 18:00:00 201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5-02-22T19:00:00">
            <text:p>Sun Feb 22 19:00:00 201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2-22T23:00:00">
            <text:p>Sun Feb 22 23:00:00 201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2-23T00:00:00">
            <text:p>Mon Feb 23 00:00:00 201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2-23T01:00:00">
            <text:p>Mon Feb 23 01:00:00 201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2-23T02:00:00">
            <text:p>Mon Feb 23 02:00:00 201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02-23T03:00:00">
            <text:p>Mon Feb 23 03:00:00 201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2-23T04:00:00">
            <text:p>Mon Feb 23 04:00:00 201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02-23T05:00:00">
            <text:p>Mon Feb 23 05:00:00 201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2-23T06:00:00">
            <text:p>Mon Feb 23 06:00:00 201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2-23T13:00:00">
            <text:p>Mon Feb 23 13:00:00 201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2-23T14:00:00">
            <text:p>Mon Feb 23 14:00:00 201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2-23T15:00:00">
            <text:p>Mon Feb 23 15:00:00 201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2-23T16:00:00">
            <text:p>Mon Feb 23 16:00:00 201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2-23T17:00:00">
            <text:p>Mon Feb 23 17:00:00 201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5-02-23T18:00:00">
            <text:p>Mon Feb 23 18:00:00 201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2-23T19:00:00">
            <text:p>Mon Feb 23 19:00:00 201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23T20:00:00">
            <text:p>Mon Feb 23 20:00:00 201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02-23T21:00:00">
            <text:p>Mon Feb 23 21:00:00 201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2-23T22:00:00">
            <text:p>Mon Feb 23 22:00:00 201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02-23T23:00:00">
            <text:p>Mon Feb 23 23:00:00 201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2-24T00:00:00">
            <text:p>Tue Feb 24 00:00:00 201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2-24T01:00:00">
            <text:p>Tue Feb 24 01:00:00 201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5-02-24T02:00:00">
            <text:p>Tue Feb 24 02:00:00 201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5-02-24T03:00:00">
            <text:p>Tue Feb 24 03:00:00 201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5-02-24T04:00:00">
            <text:p>Tue Feb 24 04:00:00 201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5-02-24T06:00:00">
            <text:p>Tue Feb 24 06:00:00 201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02-24T07:00:00">
            <text:p>Tue Feb 24 07:00:00 201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02-24T09:00:00">
            <text:p>Tue Feb 24 09:00:00 201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2-24T10:00:00">
            <text:p>Tue Feb 24 10:00:00 201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5-02-24T11:00:00">
            <text:p>Tue Feb 24 11:00:00 201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2-24T13:00:00">
            <text:p>Tue Feb 24 13:00:00 201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5-02-24T14:00:00">
            <text:p>Tue Feb 24 14:00:00 2015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5-02-24T15:00:00">
            <text:p>Tue Feb 24 15:00:00 2015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5-02-24T16:00:00">
            <text:p>Tue Feb 24 16:00:00 2015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15-02-24T18:00:00">
            <text:p>Tue Feb 24 18:00:00 2015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5-02-24T19:00:00">
            <text:p>Tue Feb 24 19:00:00 2015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5-02-24T20:00:00">
            <text:p>Tue Feb 24 20:00:00 2015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5-02-24T23:00:00">
            <text:p>Tue Feb 24 23:00:00 201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5-02-25T00:00:00">
            <text:p>Wed Feb 25 00:00:00 201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5-02-25T01:00:00">
            <text:p>Wed Feb 25 01:00:00 201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2-25T10:00:00">
            <text:p>Wed Feb 25 10:00:00 2015</text:p>
          </table:table-cell>
          <table:table-cell office:value-type="float" office:value="24.3333">
            <text:p>24.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